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TaskExecutor.setCorePoolSize( int corePool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.getPoo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Executor.setKeepAliveSeconds( int keepAlive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.execute( Runnable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PoolTaskExecutor.submitListenable( Runnable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eadPoolTaskExecutor.getThreadPool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PoolTaskExecutor.submit( Callable &lt; T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PoolTaskExecutor.submit( Runnable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PoolTaskExecutor.getQueue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getActiv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Executor.submitListenable( Callable &lt; T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eadPoolTaskExecutor.setMaxPoolSize( int maxPool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.setTaskDecorator( TaskDecorator task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setQueueCapacity( int queue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getMax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PoolTaskExecutor.getCore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PoolTaskExecutor.setPrestartAllCoreThreads( boolean prestartAllCore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getKeepAliv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PoolTaskExecutor.createQueue( int queue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.getQueu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Executor.cancelRemainingTask( Runnable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TaskExecutor.execute( Runnable task , long star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setAllowCoreThreadTimeOut( boolean allowCoreTh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PoolTaskExecutor.initializeExecutor( ThreadFactory threadFactory , RejectedExecutionHandler rejectedExecution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hreadPoolTaskExecutor.execute( Runnable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